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van Schmidt-Vitale</text:p>
      <text:p text:style-name="P1">CISC 3140/Meyer – Final project</text:p>
      <text:p text:style-name="P1"/>
      <text:p text:style-name="P1"><text:tab/><text:span text:style-name="T2">System Administrator Documentation</text:span></text:p>
      <text:p text:style-name="P1"><text:tab/>The system admin logs in as any other user would. In their profile, they have a field marked off that designates them as an admin, giving them access to the Admin Panel page. This page can be accessed from anywhere in the site. If the logged in user is an admin, then it shows up as a link on the dropdown menu on nav bars at the top of all pages.</text:p>
      <text:p text:style-name="P1"><text:tab/>The Admin Panel page provides (currently) two functions:</text:p>
      <text:p text:style-name="P1"><text:tab/>Display all users in the members table</text:p>
      <text:p text:style-name="P1"><text:tab/>Display all stoopsales in the stoopsales table</text:p>
      <text:p text:style-name="P1"><text:tab/>These features are fairly barebones at the moment due to time constraints. However, future plans for the admin include,</text:p>
      <text:p text:style-name="P1"><text:tab/>Presenting the members table with checkboxes that allow deletion of users</text:p>
      <text:p text:style-name="P1"><text:tab/>Presenting the stoopsales table with checkboxes to allow deletion of stoopsales</text:p>
      <text:p text:style-name="P1"><text:tab/>Ability to promote users to sub-admins or moderators- users that have slightly more power than a regular user, but not as much as an admin.</text:p>
      <text:p text:style-name="P1"><text:tab/>The ability to edit any reviews on the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Schmidt-Vitale</meta:initial-creator>
    <meta:creation-date>2012-12-12T21:27:06</meta:creation-date>
    <dc:date>2012-12-12T21:33:28</dc:date>
    <dc:creator>Ivan Schmidt-Vitale</dc:creator>
    <meta:editing-duration>PT6M23S</meta:editing-duration>
    <meta:editing-cycles>4</meta:editing-cycles>
    <meta:generator>OpenOffice.org/3.3$Unix OpenOffice.org_project/330m20$Build-9567</meta:generator>
    <meta:document-statistic meta:table-count="0" meta:image-count="0" meta:object-count="0" meta:page-count="1" meta:paragraph-count="12" meta:word-count="178" meta:character-count="1038"/>
  </office:meta>
</office:document-meta>
</file>